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1" svg:font-family="FreeSerif" style:font-family-generic="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Heading_20_1" style:master-page-name="Standard">
      <style:paragraph-properties style:page-number="auto"/>
      <style:text-properties fo:language="none" fo:country="none" style:language-asian="none" style:country-asian="none"/>
    </style:style>
    <style:style style:name="P6" style:family="paragraph" style:parent-style-name="indent-big">
      <style:text-properties fo:language="none" fo:country="none" style:language-asian="none" style:country-asian="none"/>
    </style:style>
    <style:style style:name="P7" style:family="paragraph" style:parent-style-name="Heading_20_3">
      <style:text-properties officeooo:paragraph-rsid="000f50f9"/>
    </style:style>
    <style:style style:name="P8" style:family="paragraph" style:parent-style-name="Heading_20_3">
      <style:paragraph-properties fo:text-align="center" style:justify-single-word="false"/>
      <style:text-properties officeooo:paragraph-rsid="000f50f9"/>
    </style:style>
    <style:style style:name="T1" style:family="text">
      <style:text-properties fo:font-style="italic" style:font-style-asian="italic" style:font-style-complex="italic"/>
    </style:style>
    <style:style style:name="T2" style:family="text">
      <style:text-properties officeooo:rsid="00105bb5"/>
    </style:style>
    <style:style style:name="T3" style:family="text">
      <style:text-properties officeooo:rsid="0010c590"/>
    </style:style>
    <style:style style:name="T4" style:family="text">
      <style:text-properties officeooo:rsid="001160b9"/>
    </style:style>
    <style:style style:name="T5" style:family="text">
      <style:text-properties officeooo:rsid="00131786"/>
    </style:style>
    <style:style style:name="T6" style:family="text">
      <style:text-properties officeooo:rsid="00132abb"/>
    </style:style>
    <style:style style:name="T7" style:family="text">
      <style:text-properties officeooo:rsid="0015451c"/>
    </style:style>
    <style:style style:name="T8" style:family="text">
      <style:text-properties officeooo:rsid="0015fe1b"/>
    </style:style>
    <style:style style:name="T9" style:family="text">
      <style:text-properties officeooo:rsid="0016ac27"/>
    </style:style>
    <style:style style:name="T10" style:family="text">
      <style:text-properties officeooo:rsid="0016d9c1"/>
    </style:style>
    <style:style style:name="T11" style:family="text">
      <style:text-properties officeooo:rsid="00177ea2"/>
    </style:style>
    <style:style style:name="T12" style:family="text">
      <style:text-properties officeooo:rsid="001a0ff3"/>
    </style:style>
    <style:style style:name="T13" style:family="text">
      <style:text-properties officeooo:rsid="001b1cea"/>
    </style:style>
    <style:style style:name="T14" style:family="text">
      <style:text-properties officeooo:rsid="001d3f43"/>
    </style:style>
    <style:style style:name="T15" style:family="text">
      <style:text-properties officeooo:rsid="001ee9d7"/>
    </style:style>
    <style:style style:name="T16" style:family="text">
      <style:text-properties officeooo:rsid="001f2dae"/>
    </style:style>
    <style:style style:name="T17" style:family="text">
      <style:text-properties officeooo:rsid="002029b4"/>
    </style:style>
    <style:style style:name="T18" style:family="text">
      <style:text-properties officeooo:rsid="0021d915"/>
    </style:style>
    <style:style style:name="T19" style:family="text">
      <style:text-properties officeooo:rsid="00235e0f"/>
    </style:style>
    <style:style style:name="T20" style:family="text">
      <style:text-properties fo:font-variant="normal" fo:text-transform="none" fo:color="#000000" style:font-name="FreeSerif1" fo:font-size="12pt" fo:font-style="normal" fo:font-weight="normal" fo:background-color="#ffffff" loext:char-shading-value="0" style:font-size-asian="12pt" style:font-size-complex="12pt"/>
    </style:style>
    <style:style style:name="T21" style:family="text">
      <style:text-properties officeooo:rsid="002455f2"/>
    </style:style>
    <style:style style:name="T22" style:family="text">
      <style:text-properties officeooo:rsid="00262c81"/>
    </style:style>
    <style:style style:name="T23" style:family="text">
      <style:text-properties officeooo:rsid="0027090f"/>
    </style:style>
    <style:style style:name="T24" style:family="text">
      <style:text-properties officeooo:rsid="0027336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Круглая Радуга</text:h>
      <text:p text:style-name="P1">Посвящается Ричарду Фаринья</text:p>
      <text:h text:style-name="P8" text:outline-level="3">1</text:h>
      <text:h text:style-name="P8" text:outline-level="3">За пределами Нуля</text:h>
      <text:h text:style-name="P7"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2">закачаешься</text:span>: хрустальный дворец вдр<text:span text:style-name="T2">ызг</text:span>. Однако, в полной темноте, без проблеска света, <text:span text:style-name="T3">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2">н</text:span>ых среди прочей всячины, которую <text:span text:style-name="T4">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4">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5">трухлый</text:span> бетон, <text:span text:style-name="T5">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6">давно</text:span> минувших дней, запахи керосинных зим, воскресных дней без уличного движения, кораллоподобно <text:span text:style-name="T7">необъяснимого</text:span> живого роста, начали вписыват<text:span text:style-name="T7">ь</text:span>ся в крутизны поворотов и миновать одиночные разъезды с кислым запахом <text:soft-page-break/>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7">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8">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9">опорах</text:span> в тёмно-зелёной краске, свисают <text:span text:style-name="T10">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11">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12">до единой </text:span>и только <text:span text:style-name="T13">лишь </text:span>призраки их, <text:span text:style-name="T13">недвижимые подобно</text:span> рисунк<text:span text:style-name="T13">ам</text:span> в пещере, застыли <text:span text:style-name="T13">по</text:span> стена<text:span text:style-name="T13">м</text:span> упрямым свечением… беженцев забирают партиями, на лифте—дощатая п<text:span text:style-name="T13">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14">из </text:span>этаже<text:span text:style-name="T14">й</text:span> беженцы продвигаются и <text:span text:style-name="T14">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14">чего уж</text:span> перебирать <text:span text:style-name="T14">меблировкой</text:span>, раз <text:span text:style-name="T14">докатились</text:span> до такого? Под ногами хрустит древнейшая грязь города, последние напластования всего, что город <text:span text:style-name="T14">отжал</text:span>, чем <text:span text:style-name="T14">пуг</text:span>ал, лгал своим детям. Кому не сл<text:span text:style-name="T15">ышался этот</text:span> голос, <text:span text:style-name="T15">задушевный такой</text:span>, типа, <text:span text:style-name="T15">только между нами</text:span>: «<text:span text:style-name="T15">Да</text:span> ты <text:span text:style-name="T15">ж </text:span>и <text:span text:style-name="T15">сам </text:span>не вери<text:span text:style-name="T16">л</text:span>, <text:span text:style-name="T15">что</text:span> спасёшься. <text:span text:style-name="T17">Чего там</text:span>, теперь-<text:span text:style-name="T16">то все</text:span> мы уж<text:span text:style-name="T16">е</text:span> знаем <text:span text:style-name="T16">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17">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20">а́</text:span>м: начинает различаться сб<text:span text:style-name="T18">род</text:span> <text:span text:style-name="T18">перепившихся</text:span> <text:span text:style-name="T19">гуляк</text:span>, и в форме, и без, в обнимку с пустыми или полупустыми бутылками, <text:span text:style-name="T19">тут</text:span> развесился на стуле, <text:span text:style-name="T19">там</text:span> свернулся калачиком в нетопленном камине, вон те раскинулись на диванах, <text:span text:style-name="T19">поверх затоптанных</text:span> ковр<text:span text:style-name="T19">ов</text:span>, в шезлонгах на разных уровнях громадного зала, храпя<text:span text:style-name="T19">т</text:span> и сопя<text:span text:style-name="T19">т</text:span> на все лады <text:span text:style-name="T19">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19">тянувшиеся</text:span> вокруг горизонталы, товарищи по оружию, поразрумянились, <text:span text:style-name="T19">будто</text:span> компашка голландских мужиков, которым снится их воскрешение в следующие пару минут. </text:p>
      <text:p text:style-name="Text_20_body"><text:soft-page-break/>По званию он Капитан, имя <text:span text:style-name="T21">Джеффри</text:span> («Пират») Прентис. Поверх него тёплое одеяло шотландской расцветки из оранжевого, ржавого, алого. У его черепа такое ощущение, словно <text:span text:style-name="T21">его</text:span> отли<text:span text:style-name="T21">ли</text:span> из металла. </text:p>
      <text:p text:style-name="Text_20_body">Прямиком над ним, на высоте четырёх метров, Тэди Блот вот-вот свалится с балкончика музыкантов, <text:span text:style-name="T21">из</text:span>брав для падения дыру, которую кто-то в грандиозном бзике прошиб несколько недель назад в эбонитовых до<text:span text:style-name="T21">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21">аккомпанемент</text:span> зазвякавших пружин сетки. Одна из ножек отлетает прочь. «Доброе утро»,– <text:span text:style-name="T21">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21">помимо этого</text:span> шло <text:span text:style-name="T22">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23">с</text:span> к тому добавки из недопереваренной пищи <text:span text:style-name="T23">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23">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23">желают </text:span>хоть одним глазком <text:span text:style-name="T23">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text:soft-page-break/>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23">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text:soft-page-break/>Пират взглядывает на свои часы. Не с чего отсчитать. Поры лица начинает пощипывать. Стирая все мысли—как учат <text:span text:style-name="T24">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6"><draw:frame draw:style-name="fr1" draw:name="Image2" text:anchor-type="paragraph" svg:width="6.9252in" svg:height="0.3661in" draw:z-index="0"><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1" svg:font-family="FreeSerif" style:font-family-generic="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2402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5-19T23:09:04.962119439</dc:date>
    <meta:editing-cycles>27</meta:editing-cycles>
    <meta:editing-duration>P7DT8M38S</meta:editing-duration>
    <meta:generator>LibreOffice/6.1.5.2$Linux_X86_64 LibreOffice_project/10$Build-2</meta:generator>
    <meta:document-statistic meta:table-count="0" meta:image-count="2" meta:object-count="0" meta:page-count="5" meta:paragraph-count="37" meta:word-count="1845" meta:character-count="12621" meta:non-whitespace-character-count="10765"/>
  </office:meta>
</office:document-meta>
</file>